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9c3" officeooo:paragraph-rsid="000b59c3"/>
    </style:style>
    <style:style style:name="P2" style:family="paragraph" style:parent-style-name="Standard">
      <style:text-properties fo:font-weight="bold" officeooo:rsid="000b9cbf" officeooo:paragraph-rsid="000b9cbf" style:font-weight-asian="bold" style:font-weight-complex="bold"/>
    </style:style>
    <style:style style:name="P3" style:family="paragraph" style:parent-style-name="Standard" style:list-style-name="L2">
      <style:text-properties fo:font-weight="bold" officeooo:rsid="000b9cbf" officeooo:paragraph-rsid="000b9cbf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b9cbf" officeooo:paragraph-rsid="000b9cbf" style:font-weight-asian="normal" style:font-weight-complex="normal"/>
    </style:style>
    <style:style style:name="P5" style:family="paragraph" style:parent-style-name="Standard">
      <style:text-properties fo:font-weight="normal" officeooo:rsid="000b9cbf" officeooo:paragraph-rsid="000b9cbf" style:font-weight-asian="normal" style:font-weight-complex="normal"/>
    </style:style>
    <style:style style:name="P6" style:family="paragraph" style:parent-style-name="Header">
      <style:text-properties officeooo:rsid="000b59c3" officeooo:paragraph-rsid="000b59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5245" style:font-weight-asian="normal" style:font-weight-complex="normal"/>
    </style:style>
    <style:style style:name="T4" style:family="text">
      <style:text-properties fo:color="#ce181e" fo:font-weight="normal" officeooo:rsid="000d5245" style:font-weight-asian="normal" style:font-weight-complex="normal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21409a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color="#21409a" fo:font-weight="normal" officeooo:rsid="000d5245" style:font-weight-asian="normal" style:font-weight-complex="normal"/>
    </style:style>
    <style:style style:name="T9" style:family="text">
      <style:text-properties fo:color="#ed1c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itos <text:span text:style-name="T1">reais</text:span><text:span text:style-name="T2"> → direitos diretamente sobre coisas (estoques, veículos, máquinas…).</text:span></text:p>
      <text:p text:style-name="P1"><text:span text:style-name="T2">Direitos </text:span><text:span text:style-name="T1">pessoais</text:span><text:span text:style-name="T2"> → direitos sobre relações, no campo obrigacional (duplicatas a receber…).</text:span></text:p>
      <text:p text:style-name="P1"><text:span text:style-name="T2"/></text:p>
      <text:p text:style-name="P2">Notas promissórias<text:span text:style-name="T2">: </text:span><text:span text:style-name="T4">[para ajudar a memorizar → “é uma confissão de dívida”, “prometo te pagar”]</text:span></text:p>
      <text:list xml:id="list3829064474" text:style-name="L1">
        <text:list-item>
          <text:p text:style-name="P4">emitidas → <text:span text:style-name="T5">passivo</text:span>;</text:p>
        </text:list-item>
        <text:list-item>
          <text:p text:style-name="P4">aceitas → <text:span text:style-name="T7">ativo</text:span>.</text:p>
        </text:list-item>
      </text:list>
      <text:p text:style-name="P5"/>
      <text:p text:style-name="P2">Duplicatas<text:span text:style-name="T2">: </text:span><text:span text:style-name="T8">[para ajudar a memorizar → “é a concretização de uma venda”, “te vendi, <text:s/>pague”]</text:span></text:p>
      <text:list xml:id="list2969308535" text:style-name="L2">
        <text:list-item>
          <text:p text:style-name="P3"><text:span text:style-name="T2">emitidas → </text:span><text:span text:style-name="T6">ativo</text:span><text:span text:style-name="T2">;</text:span></text:p>
        </text:list-item>
        <text:list-item>
          <text:p text:style-name="P3"><text:span text:style-name="T2">aceitas → </text:span><text:span text:style-name="T9">passivo</text:span><text:span text:style-name="T2">.</text:span></text:p>
        </text:list-item>
      </text:list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59c3" officeooo:paragraph-rsid="000b59c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Patrimônio, fatos contábeis, sistemas de contas, escrituração, provisões ativas e passivas, balancete de verific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7:27:46.141000000</meta:creation-date>
    <dc:date>2018-04-22T14:26:43.594000000</dc:date>
    <meta:editing-duration>P1DT20H48M47S</meta:editing-duration>
    <meta:editing-cycles>4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9" meta:word-count="84" meta:character-count="561" meta:non-whitespace-character-count="488"/>
  </office:meta>
</office:document-meta>
</file>